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16pt" officeooo:rsid="001fe0b8" officeooo:paragraph-rsid="001fe0b8" style:font-size-asian="16pt" style:font-size-complex="16pt"/>
    </style:style>
    <style:style style:name="T1" style:family="text">
      <style:text-properties officeooo:rsid="001fe0b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Lorem Ipsum F</text:span>omular</text:p>
      <text:p text:style-name="Text_20_body"/>
      <text:p text:style-name="Text_20_body"/>
      <text:p text:style-name="Text_20_body">Lorem ipsum dolor sit amet, consectetur adipiscing elit. Nulla magna nam ipsum nec congue accumsan in cubilia cras mus. Elit vehicula interdum sodales nec maecenas egestas fermentum hac sapien sociis. Ultrices fermentum potenti praesent venenatis ultricies curabitur egestas penatibus cubilia malesuada. Bibendum torquent quis felis nascetur bibendum laoreet etiam convallis primis turpis. Pretium venenatis magnis vestibulum semper elementum mi massa vulputate turpis cras. Bibendum gravida vel vel blandit fringilla sagittis ante et class conubia.</text:p>
      <text:p text:style-name="Text_20_body"/>
      <text:p text:style-name="Text_20_body">Suspendisse congue arcu placerat vehicula montes aptent consectetur vehicula mus suscipit. Porta nostra et habitant suspendisse integer id lectus ornare accumsan quisque. Mus magnis sed ante sapien dui integer nulla dignissim luctus mus. Pharetra velit habitant id risus aliquam duis imperdiet dignissim hendrerit sit. Semper tellus litora non sodales per massa ultrices hendrerit sit posuere. Platea metus penatibus tortor laoreet litora venenatis nam congue parturient gravida. Nec rutrum nullam nec curae hendrerit elementum phasellus urna curae nascetur.</text:p>
      <text:p text:style-name="Text_20_body"/>
      <text:p text:style-name="Text_20_body">Amet habitasse potenti lectus elit penatibus suscipit integer commodo vel adipiscing. Iaculis habitasse aptent curabitur ornare ridiculus tortor ligula dui quam facilisi. Porta elit consectetur lacus diam convallis platea nisl arcu dui ad. Arcu porta iaculis euismod laoreet curae etiam consectetur at id facilisi. Dui elementum nec varius placerat facilisi ullamcorper aenean scelerisque laoreet ipsum. Vehicula enim natoque blandit mus maecenas ac tortor consequat luctus netus. Id vel dignissim diam vitae taciti rhoncus non porta amet bibendum.</text:p>
      <text:p text:style-name="Text_20_body"/>
      <text:p text:style-name="Text_20_body">Urna ultricies nunc congue porttitor suscipit turpis enim accumsan maecenas suscipit. Sed adipiscing potenti justo nunc hendrerit pulvinar nullam orci cum ornare. Venenatis purus imperdiet accumsan neque quisque natoque ante tempor erat platea. Eleifend euismod habitasse vestibulum odio congue consectetur eget suscipit cras nascetur. Inceptos mollis donec duis non metus convallis odio rhoncus ridiculus eget. Sollicitudin sociis pharetra ipsum pulvinar consequat sapien elit vestibulum ridiculus massa. Elit consectetur conubia suspendisse vestibulum suspendisse risus justo sagittis pellentesque sociis.</text:p>
      <text:p text:style-name="Text_20_body"/>
      <text:p text:style-name="Text_20_body"/>
      <text:p text:style-name="P1">Unterschrift: ________________________________________________</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1T14:00:56.383007176</meta:creation-date>
    <dc:date>2026-04-21T14:08:52.051164884</dc:date>
    <meta:editing-duration>PT2M7S</meta:editing-duration>
    <meta:editing-cycles>1</meta:editing-cycles>
    <meta:document-statistic meta:table-count="0" meta:image-count="0" meta:object-count="0" meta:page-count="1" meta:paragraph-count="6" meta:word-count="310" meta:character-count="2343" meta:non-whitespace-character-count="2039"/>
    <meta:generator>LibreOffice/7.3.7.2$Linux_X86_64 LibreOffice_project/30$Build-2</meta:generator>
  </office:meta>
</office:document-meta>
</file>